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700000438A23AA389611C48A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7874in" svg:y="-0.7874in" svg:width="8.2681in" svg:height="11.289in" draw:z-index="0"><draw:image xlink:href="Pictures/100000000000031700000438A23AA389611C48A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17:44:21.808025636</meta:creation-date>
    <dc:date>2021-12-28T17:44:47.092266502</dc:date>
    <meta:editing-duration>PT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